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e1" style:data-style-name="N1" style:family="table-cell"/>
    <style:style style:name="ce2" style:data-style-name="N2" style:family="table-cell"/>
    <number:number-style style:name="N1">
      <number:number number:decimal-places="3" number:min-integer-digits="1"/>
    </number:number-style>
    <number:number-style style:name="N2">
      <number:number number:decimal-places="2" number:min-integer-digits="1"/>
    </number:number-style>
  </office:automatic-styles>
  <office:body>
    <office:spreadsheet>
      <table:table table:name="Sheet1" table:style-name="ta1">
        <table:table-column table:number-columns-repeated="3"/>
        <table:table-row>
          <table:table-cell office:value-type="string" office:string-value="Valori">
            <text:p>Valori</text:p>
          </table:table-cell>
          <table:table-cell office:value-type="string" office:string-value="Varianza">
            <text:p>Varianza</text:p>
          </table:table-cell>
          <table:table-cell office:value-type="string" office:string-value="Scarto">
            <text:p>Scarto</text:p>
          </table:table-cell>
        </table:table-row>
        <table:table-row>
          <table:table-cell office:value-type="float" office:value="968">
            <text:p>968</text:p>
          </table:table-cell>
          <table:table-cell office:value-type="float" office:value="186.666666666667" table:formula="=VARIANCE([.A2];[.A3];[.A4];[.A5])">
            <text:p>186,6666667</text:p>
          </table:table-cell>
          <table:table-cell office:value-type="float" office:value="6.83130051063973" table:formula="=SQRT([.B2]/4)">
            <text:p>6,831300511</text:p>
          </table:table-cell>
        </table:table-row>
        <table:table-row>
          <table:table-cell office:value-type="float" office:value="952">
            <text:p>952</text:p>
          </table:table-cell>
        </table:table-row>
        <table:table-row>
          <table:table-cell office:value-type="float" office:value="976">
            <text:p>976</text:p>
          </table:table-cell>
        </table:table-row>
        <table:table-row>
          <table:table-cell office:value-type="float" office:value="984">
            <text:p>984</text:p>
          </table:table-cell>
        </table:table-row>
        <table:table-row table:number-rows-repeated="2">
          <table:table-cell/>
        </table:table-row>
        <table:table-row>
          <table:table-cell office:value-type="string" office:string-value="Valori ">
            <text:p>Valori 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2" table:style-name="ce1" table:formula="=VARIANCE([.A9];[.A10])">
            <text:p>2,000</text:p>
          </table:table-cell>
          <table:table-cell office:value-type="float" office:value="1" table:style-name="ce2" table:formula="=SQRT([.B9]/2)">
            <text:p>1,00</text:p>
          </table:table-cell>
        </table:table-row>
        <table:table-row>
          <table:table-cell office:value-type="float" office:value="998">
            <text:p>998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6</meta:generator>
    <dc:title/>
    <meta:initial-creator>Unknown</meta:initial-creator>
    <meta:editing-cycles>2</meta:editing-cycles>
    <dc:date>2014-10-16T17:20:24</dc:date>
    <meta:creation-date>2014-10-16T16:51:13</meta:creation-date>
    <dc:creator>Marco Magliona</dc:creator>
  </office:meta>
</office:document-meta>
</file>